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ba784" officeooo:paragraph-rsid="000ba78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tiquetas freepik</text:p>
      <text:p text:style-name="P1">https://www.freepik.com/free-vector/different-sale-green-ribbons-flat-icon-set-price-badges-special-offer-labels-discount-stickers-isolated-vector-illustration-collection-promotion-templates-design-elements_10172629.htm#page=1&amp;query=best&amp;from_query=melhor&amp;position=44&amp;from_view=search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27T14:21:54.127376793</meta:creation-date>
    <dc:date>2021-11-27T14:22:26.240637357</dc:date>
    <meta:editing-duration>PT35S</meta:editing-duration>
    <meta:editing-cycles>1</meta:editing-cycles>
    <meta:document-statistic meta:table-count="0" meta:image-count="0" meta:object-count="0" meta:page-count="1" meta:paragraph-count="2" meta:word-count="3" meta:character-count="301" meta:non-whitespace-character-count="300"/>
    <meta:generator>LibreOffice/6.4.7.2$Linux_X86_64 LibreOffice_project/40$Build-2</meta:generator>
  </office:meta>
</office:document-meta>
</file>